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6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5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7.733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17.304cm"/>
    </style:style>
    <style:style style:name="co11" style:family="table-column">
      <style:table-column-properties fo:break-before="auto" style:column-width="1.277cm"/>
    </style:style>
    <style:style style:name="co12" style:family="table-column">
      <style:table-column-properties fo:break-before="auto" style:column-width="3.394cm"/>
    </style:style>
    <style:style style:name="co13" style:family="table-column">
      <style:table-column-properties fo:break-before="auto" style:column-width="3.309cm"/>
    </style:style>
    <style:style style:name="co14" style:family="table-column">
      <style:table-column-properties fo:break-before="auto" style:column-width="1.173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1.612cm"/>
    </style:style>
    <style:style style:name="co17" style:family="table-column">
      <style:table-column-properties fo:break-before="auto" style:column-width="3.184cm"/>
    </style:style>
    <style:style style:name="co18" style:family="table-column">
      <style:table-column-properties fo:break-before="auto" style:column-width="2.932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69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6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>
      <style:table-cell-properties style:vertical-align="top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 fo:font-weight="bold" style:font-weight-asian="bold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>
      <style:text-properties fo:color="#ff4000" fo:font-weight="bold" style:font-weight-asian="bold" style:font-weight-complex="bold"/>
    </style:style>
    <style:style style:name="ce17" style:family="table-cell" style:parent-style-name="Default">
      <style:text-properties fo:color="#111111" style:font-name="Courier New" fo:font-weight="bold" style:font-weight-asian="bold" style:font-weight-complex="bold"/>
    </style:style>
    <style:style style:name="ce18" style:family="table-cell" style:parent-style-name="Default">
      <style:text-properties fo:color="#000000" style:font-name="Courier New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37" style:family="table-cell" style:parent-style-name="Default" style:data-style-name="N4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8" style:family="table-cell" style:parent-style-name="Default" style:data-style-name="N114">
      <style:table-cell-properties fo:border-bottom="none" fo:border-left="0.06pt solid #000000" fo:border-right="none" fo:border-top="none"/>
    </style:style>
    <style:style style:name="ce39" style:family="table-cell" style:parent-style-name="Default">
      <style:table-cell-properties fo:border-bottom="0.06pt solid #000000" fo:border-left="0.06pt solid #000000" fo:border-right="none" fo:border-top="none"/>
    </style:style>
    <style:style style:name="ce40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06pt solid #000000" fo:border-top="none"/>
    </style:style>
    <style:style style:name="ce4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ce44" style:family="table-cell" style:parent-style-name="Default" style:data-style-name="N119">
      <style:table-cell-properties fo:border-bottom="none" fo:border-left="0.06pt solid #000000" fo:border-right="none" fo:border-top="none"/>
    </style:style>
    <style:style style:name="ce45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="Arial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" style:family="text">
      <style:text-properties fo:color="#ff0000"/>
    </style:style>
    <style:style style:name="T3" style:family="text">
      <style:text-properties fo:color="#ff0000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default-cell-style-name="ce4"/>
        <table:table-column table:style-name="co2" table:number-columns-repeated="1023" table:default-cell-style-name="Default"/>
        <table:table-row table:style-name="ro1">
          <table:table-cell table:style-name="ce3" office:value-type="string" calcext:value-type="string">
            <text:p><text:s/>CBUS layout lighting control module for 10 LED strings.</text:p>
          </table:table-cell>
          <table:table-cell table:style-name="ce7" table:number-columns-repeated="1023"/>
        </table:table-row>
        <table:table-row table:style-name="ro2">
          <table:table-cell office:value-type="string" calcext:value-type="string">
            <text:p>- Drives 10x 12 Volt PWM LED strings.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 Channel configurations..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3"/>Delay seconds before transition star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3"/>Duty cycle Transition duration in second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3"/>Duty Cycle for on/of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3"/>Input 'DayNight' event triggers channel modes..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     DAYNIGHT - Duty cycle (DC) transition on DayNight event changing.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     DAWN - DC transitions on then off, on </text:span>DayNight event going off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     DUSK  - DC transitions on then off, on DayNight event going on.</text:span>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<text:s text:c="5"/>DUSKDAWN - DC transitions on then off, on DayNight event changing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5"/>NIGHT010 - During night time, LEDs transition at dura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5"/>DAY010 <text:s/>- During day time, LEDs transition at duration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<text:s text:c="5"/>TBA. ALWAYS010 - LEDs transition at durations, not tied to day/night input</text:p>
          </table:table-cell>
          <table:table-cell table:style-name="ce8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- Over current protection. Audio alarm sounder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 diagnostics via Arduino Serial Monitor.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 CBUS test mode for channel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- configuration is in 60 CBUS NV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s text:c="2"/>Built on Arduino 1.8.1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MCU board - 'MEGA 2560 PRO' (Arduino Mega2560 should work, on breadboard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3"/>Flash <text:s text:c="2"/>: 26 KB of 256 KB <text:s text:c="4"/>SRAM <text:s/>: 3 KB of 8 KB used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3"/>Timers : 6 of 6 used. <text:s/>(100%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3"/>PWM chan : 10 of 16 used (100% as 2 timers [6 comparators] are otherwise used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CAN controller is MCP2515 on hardware SPI bus </text:p>
          </table:table-cell>
          <table:table-cell table:number-columns-repeated="102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wn light mix" table:style-name="ta1">
        <table:shapes>
          <draw:frame draw:z-index="0" draw:name="Night to Day" draw:style-name="gr1" draw:text-style-name="P1" svg:width="15.872cm" svg:height="8.999cm" svg:x="0cm" svg:y="8.149cm">
            <draw:object draw:notify-on-update-of-ranges="'Dawn light mix'.B2:'Dawn light mix'.B2 'Dawn light mix'.B3:'Dawn light mix'.B18 'Dawn light mix'.C2:'Dawn light mix'.C2 'Dawn light mix'.C3:'Dawn light mix'.C18 'Dawn light mix'.D2:'Dawn light mix'.D2 'Dawn light mix'.D3:'Dawn light mix'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1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2">
          <table:table-cell table:style-name="ce9" office:value-type="string" calcext:value-type="string" table:number-columns-spanned="5" table:number-rows-spanned="1">
            <text:p>Dawn colour mix Intensity</text:p>
          </table:table-cell>
          <table:covered-table-cell table:style-name="ce11"/>
          <table:covered-table-cell table:number-columns-repeated="2" table:style-name="ce14"/>
          <table:covered-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Seconds</text:p>
          </table:table-cell>
          <table:table-cell table:style-name="ce12" office:value-type="string" calcext:value-type="string">
            <text:p>white</text:p>
          </table:table-cell>
          <table:table-cell table:style-name="ce12" office:value-type="string" calcext:value-type="string">
            <text:p>blue</text:p>
          </table:table-cell>
          <table:table-cell table:style-name="ce12" office:value-type="string" calcext:value-type="string">
            <text:p>Red</text:p>
          </table:table-cell>
          <table:table-cell table:style-name="ce1" office:value-type="string" calcext:value-type="string">
            <text:p>total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formula="of:=1-([.B3]+[.C3])" office:value-type="float" office:value="0" calcext:value-type="float">
            <text:p>0.0</text:p>
          </table:table-cell>
          <table:table-cell table:formula="of:=SUM([.B3:.D3])" office:value-type="float" office:value="1" calcext:value-type="float">
            <text:p>1.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formula="of:=1-([.B4]+[.C4])" office:value-type="float" office:value="0" calcext:value-type="float">
            <text:p>0.0</text:p>
          </table:table-cell>
          <table:table-cell table:formula="of:=SUM([.B4:.D4])" office:value-type="float" office:value="1" calcext:value-type="float">
            <text:p>1.0</text:p>
          </table:table-cell>
          <table:table-cell table:style-name="ce16" office:value-type="string" calcext:value-type="string">
            <text:p>&lt;&lt;&lt; DayNight event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</text:p>
          </table:table-cell>
          <table:table-cell office:value-type="float" office:value="0.9" calcext:value-type="float">
            <text:p>0.9</text:p>
          </table:table-cell>
          <table:table-cell table:formula="of:=1-([.B5]+[.C5])" office:value-type="float" office:value="0.1" calcext:value-type="float">
            <text:p>0.1</text:p>
          </table:table-cell>
          <table:table-cell table:formula="of:=SUM([.B5:.D5])" office:value-type="float" office:value="1" calcext:value-type="float">
            <text:p>1.0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</text:p>
          </table:table-cell>
          <table:table-cell office:value-type="float" office:value="0.8" calcext:value-type="float">
            <text:p>0.8</text:p>
          </table:table-cell>
          <table:table-cell table:formula="of:=1-([.B6]+[.C6])" office:value-type="float" office:value="0.2" calcext:value-type="float">
            <text:p>0.2</text:p>
          </table:table-cell>
          <table:table-cell table:formula="of:=SUM([.B6:.D6])" office:value-type="float" office:value="1" calcext:value-type="float">
            <text:p>1.0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</text:p>
          </table:table-cell>
          <table:table-cell office:value-type="float" office:value="0.7" calcext:value-type="float">
            <text:p>0.7</text:p>
          </table:table-cell>
          <table:table-cell table:formula="of:=1-([.B7]+[.C7])" office:value-type="float" office:value="0.3" calcext:value-type="float">
            <text:p>0.3</text:p>
          </table:table-cell>
          <table:table-cell table:formula="of:=SUM([.B7:.D7])" office:value-type="float" office:value="1" calcext:value-type="float">
            <text:p>1.0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formula="of:=1-([.B8]+[.C8])" office:value-type="float" office:value="0.3" calcext:value-type="float">
            <text:p>0.3</text:p>
          </table:table-cell>
          <table:table-cell table:formula="of:=SUM([.B8:.D8])" office:value-type="float" office:value="1" calcext:value-type="float">
            <text:p>1.0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formula="of:=1-([.B9]+[.C9])" office:value-type="float" office:value="0.3" calcext:value-type="float">
            <text:p>0.3</text:p>
          </table:table-cell>
          <table:table-cell table:formula="of:=SUM([.B9:.D9])" office:value-type="float" office:value="1" calcext:value-type="float">
            <text:p>1.0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formula="of:=1-([.B10]+[.C10])" office:value-type="float" office:value="0.3" calcext:value-type="float">
            <text:p>0.3</text:p>
          </table:table-cell>
          <table:table-cell table:formula="of:=SUM([.B10:.D10])" office:value-type="float" office:value="1" calcext:value-type="float">
            <text:p>1.0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formula="of:=1-([.B11]+[.C11])" office:value-type="float" office:value="0.3" calcext:value-type="float">
            <text:p>0.3</text:p>
          </table:table-cell>
          <table:table-cell table:formula="of:=SUM([.B11:.D11])" office:value-type="float" office:value="1" calcext:value-type="float">
            <text:p>1.0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formula="of:=1-([.B12]+[.C12])" office:value-type="float" office:value="0.3" calcext:value-type="float">
            <text:p>0.3</text:p>
          </table:table-cell>
          <table:table-cell table:formula="of:=SUM([.B12:.D12])" office:value-type="float" office:value="1" calcext:value-type="float">
            <text:p>1.0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formula="of:=1-([.B13]+[.C13])" office:value-type="float" office:value="0.3" calcext:value-type="float">
            <text:p>0.3</text:p>
          </table:table-cell>
          <table:table-cell table:formula="of:=SUM([.B13:.D13])" office:value-type="float" office:value="1" calcext:value-type="float">
            <text:p>1.0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.0</text:p>
          </table:table-cell>
          <table:table-cell table:formula="of:=1-([.B14]+[.C14])" office:value-type="float" office:value="0.3" calcext:value-type="float">
            <text:p>0.3</text:p>
          </table:table-cell>
          <table:table-cell table:formula="of:=SUM([.B14:.D14])" office:value-type="float" office:value="1" calcext:value-type="float">
            <text:p>1.0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.0</text:p>
          </table:table-cell>
          <table:table-cell table:formula="of:=1-([.B15]+[.C15])" office:value-type="float" office:value="0.2" calcext:value-type="float">
            <text:p>0.2</text:p>
          </table:table-cell>
          <table:table-cell table:formula="of:=SUM([.B15:.D15])" office:value-type="float" office:value="1" calcext:value-type="float">
            <text:p>1.0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.0</text:p>
          </table:table-cell>
          <table:table-cell table:formula="of:=1-([.B16]+[.C16])" office:value-type="float" office:value="0.1" calcext:value-type="float">
            <text:p>0.1</text:p>
          </table:table-cell>
          <table:table-cell table:formula="of:=SUM([.B16:.D16])" office:value-type="float" office:value="1" calcext:value-type="float">
            <text:p>1.0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.0</text:p>
          </table:table-cell>
          <table:table-cell office:value-type="float" office:value="0" calcext:value-type="float">
            <text:p>0.0</text:p>
          </table:table-cell>
          <table:table-cell table:formula="of:=1-([.B17]+[.C17])" office:value-type="float" office:value="0" calcext:value-type="float">
            <text:p>0.0</text:p>
          </table:table-cell>
          <table:table-cell table:formula="of:=SUM([.B17:.D17])" office:value-type="float" office:value="1" calcext:value-type="float">
            <text:p>1.0</text:p>
          </table:table-cell>
          <table:table-cell table:style-name="ce31" office:value-type="string" calcext:value-type="string">
            <text:p>&lt;&lt;&lt; Dawn ends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.0</text:p>
          </table:table-cell>
          <table:table-cell office:value-type="float" office:value="0" calcext:value-type="float">
            <text:p>0.0</text:p>
          </table:table-cell>
          <table:table-cell table:formula="of:=1-([.B18]+[.C18])" office:value-type="float" office:value="0" calcext:value-type="float">
            <text:p>0.0</text:p>
          </table:table-cell>
          <table:table-cell table:formula="of:=SUM([.B18:.D18])" office:value-type="float" office:value="1" calcext:value-type="float">
            <text:p>1.0</text:p>
          </table:table-cell>
          <table:table-cell table:number-columns-repeated="3"/>
        </table:table-row>
      </table:table>
      <table:table table:name="serialMonitor" table:style-name="ta1">
        <table:table-column table:style-name="co10" table:default-cell-style-name="ce17"/>
        <table:table-column table:style-name="co2" table:number-columns-repeated="1023" table:default-cell-style-name="ce18"/>
        <table:table-row table:style-name="ro4">
          <table:table-cell office:value-type="string" calcext:value-type="string">
            <text:p>CANlights © Dave Harris (MERG M2740) 2021  v0a beta 2             <text:span text:style-name="T2"> </text:span><text:span text:style-name="T3"> &lt;&lt;&lt;&lt; Boot time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Vars. <text:s/>Input=Day <text:s text:c="2"/>evCmd=DayNight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ch Trans perStep <text:s/>Dly0 <text:s/>Dly1 <text:s/>DC0 <text:s/>DC1 <text:s/>mode <text:s text:c="3"/>phase state dcCur cou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1 <text:s text:c="3"/>6s <text:s text:c="3"/>35ms <text:s text:c="3"/>0s <text:s text:c="3"/>0s <text:s text:c="2"/>30 <text:s/>200 <text:s/>DayNight <text:s text:c="2"/>0 <text:s text:c="2"/>Dly <text:s text:c="2"/>127 <text:s text:c="3"/>0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2 <text:s text:c="3"/>6s <text:s text:c="3"/>27ms <text:s text:c="3"/>0s <text:s text:c="3"/>0s <text:s text:c="2"/>31 <text:s/>251 <text:s/>DayNight <text:s text:c="2"/>0 <text:s text:c="2"/>Dly <text:s text:c="2"/>127 <text:s text:c="3"/>0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3 <text:s text:c="3"/>1s <text:s text:c="4"/>4ms <text:s text:c="3"/>4s <text:s text:c="3"/>4s <text:s text:c="2"/>32 <text:s/>252 <text:s/>Night010 <text:s text:c="2"/>0 <text:s text:c="2"/>Tran <text:s/>121 <text:s text:c="3"/>0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4 <text:s text:c="3"/>3s <text:s text:c="3"/>13ms <text:s text:c="3"/>0s <text:s text:c="3"/>0s <text:s text:c="2"/>33 <text:s/>253 <text:s/>Dusk <text:s text:c="6"/>0 <text:s text:c="2"/>Tran <text:s/>125 <text:s text:c="3"/>0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5 <text:s text:c="3"/>3s <text:s text:c="3"/>15ms <text:s text:c="3"/>0s <text:s text:c="3"/>0s <text:s text:c="2"/>34 <text:s/>224 <text:s/>DuskDawn <text:s text:c="2"/>1 <text:s text:c="2"/>Dly <text:s text:c="2"/>127 <text:s text:c="3"/>0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6 <text:s text:c="3"/>3s <text:s text:c="3"/>15ms <text:s text:c="3"/>0s <text:s text:c="3"/>0s <text:s text:c="2"/>35 <text:s/>225 <text:s/>Dawn <text:s text:c="6"/>1 <text:s text:c="2"/>Dly <text:s text:c="2"/>127 <text:s text:c="3"/>0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7 <text:s text:c="3"/>0s <text:s text:c="4"/>1ms <text:s text:c="3"/>2s <text:s text:c="3"/>1s <text:s text:c="2"/>36 <text:s/>236 <text:s/>Night010 <text:s text:c="2"/>0 <text:s text:c="2"/>Tran <text:s/>100 <text:s text:c="3"/>0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8 <text:s text:c="3"/>1s <text:s text:c="4"/>5ms <text:s text:c="3"/>3s <text:s text:c="3"/>4s <text:s text:c="2"/>37 <text:s/>237 <text:s/>Day010 <text:s text:c="4"/>1 <text:s text:c="2"/>Dly <text:s text:c="2"/>127 <text:s text:c="3"/>0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9 <text:s text:c="3"/>6s <text:s text:c="3"/>35ms <text:s text:c="3"/>0s <text:s text:c="3"/>0s <text:s/>208 <text:s text:c="2"/>38 <text:s/>DayNight <text:s text:c="2"/>0 <text:s text:c="2"/>Dly <text:s text:c="2"/>127 <text:s text:c="3"/>0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10 <text:s text:c="3"/>6s <text:s text:c="3"/>28ms <text:s text:c="3"/>0s <text:s text:c="3"/>0s <text:s/>249 <text:s text:c="2"/>39 <text:s/>DayNight <text:s text:c="2"/>0 <text:s text:c="2"/>Dly <text:s text:c="2"/>127 <text:s text:c="3"/>0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Stored Even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0 n256 e1 eVal=0 DayNigh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1 n256 e5 eVal=1 TestCh1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2 n256 e9 eVal=9 TestCh9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3 n256 e13 eVal=11 TestEnd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4 n256 e17 eVal=12 ShutDow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5 n0 e108 eVal=3 TestCh3 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&lt; tx ACON n258 e2 Power                          <text:span text:style-name="T2">&lt;&lt;&lt;&lt; </text:span><text:span text:style-name="T3">End of setup()</text:span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&gt; rx Event opc=0x90 on/off=1 evVal=0 Night       <text:span text:style-name="T3">&lt;&lt;&lt;&lt; first event</text:span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 Vars.  Input=Night evCmd=DayNight               <text:span text:style-name="T3">&lt;&lt;&lt;&lt; ‘v’ serial monitor command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ch Trans perStep <text:s/>Dly0 <text:s/>Dly1 <text:s/>DC0 <text:s/>DC1 <text:s/>mode <text:s text:c="3"/>phase state dcCur cou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1 <text:s text:c="3"/>6s <text:s text:c="3"/>35ms <text:s text:c="3"/>0s <text:s text:c="3"/>0s <text:s text:c="2"/>30 <text:s/>200 <text:s/>DayNight <text:s text:c="2"/>1 <text:s text:c="2"/>Stdy <text:s/>200 <text:s text:c="3"/>0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2 <text:s text:c="3"/>6s <text:s text:c="3"/>27ms <text:s text:c="3"/>0s <text:s text:c="3"/>0s <text:s text:c="2"/>31 <text:s/>251 <text:s/>DayNight <text:s text:c="2"/>1 <text:s text:c="2"/>Stdy <text:s/>251 <text:s text:c="3"/>0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3 <text:s text:c="3"/>1s <text:s text:c="4"/>4ms <text:s text:c="3"/>4s <text:s text:c="3"/>4s <text:s text:c="2"/>32 <text:s/>252 <text:s/>Night010 <text:s text:c="2"/>1 <text:s text:c="2"/>Dly <text:s text:c="3"/>32 <text:s text:c="3"/>3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4 <text:s text:c="3"/>3s <text:s text:c="3"/>13ms <text:s text:c="3"/>0s <text:s text:c="3"/>0s <text:s text:c="2"/>33 <text:s/>253 <text:s/>Dusk <text:s text:c="6"/>0 <text:s text:c="2"/>Stdy <text:s text:c="2"/>33 <text:s text:c="3"/>0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5 <text:s text:c="3"/>3s <text:s text:c="3"/>15ms <text:s text:c="3"/>0s <text:s text:c="3"/>0s <text:s text:c="2"/>34 <text:s/>224 <text:s/>DuskDawn <text:s text:c="2"/>0 <text:s text:c="2"/>Stdy <text:s text:c="2"/>34 <text:s text:c="3"/>0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6 <text:s text:c="3"/>3s <text:s text:c="3"/>15ms <text:s text:c="3"/>0s <text:s text:c="3"/>0s <text:s text:c="2"/>35 <text:s/>225 <text:s/>Dawn <text:s text:c="6"/>0 <text:s text:c="2"/>Stdy <text:s text:c="2"/>35 <text:s text:c="3"/>0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7 <text:s text:c="3"/>0s <text:s text:c="4"/>1ms <text:s text:c="3"/>2s <text:s text:c="3"/>1s <text:s text:c="2"/>36 <text:s/>236 <text:s/>Night010 <text:s text:c="2"/>0 <text:s text:c="2"/>Tran <text:s/>205 <text:s text:c="3"/>0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8 <text:s text:c="3"/>1s <text:s text:c="4"/>5ms <text:s text:c="3"/>3s <text:s text:c="3"/>4s <text:s text:c="2"/>37 <text:s/>237 <text:s/>Day010 <text:s text:c="4"/>0 <text:s text:c="2"/>Stdy <text:s text:c="2"/>37 <text:s text:c="3"/>0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2"/>9 <text:s text:c="3"/>6s <text:s text:c="3"/>35ms <text:s text:c="3"/>0s <text:s text:c="3"/>0s <text:s/>208 <text:s text:c="2"/>38 <text:s/>DayNight <text:s text:c="2"/>1 <text:s text:c="2"/>Stdy <text:s text:c="2"/>38 <text:s text:c="3"/>0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10 <text:s text:c="3"/>6s <text:s text:c="3"/>28ms <text:s text:c="3"/>0s <text:s text:c="3"/>0s <text:s/>249 <text:s text:c="2"/>39 <text:s/>DayNight <text:s text:c="2"/>1 <text:s text:c="2"/>Stdy <text:s text:c="2"/>39 <text:s text:c="3"/>0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&lt; tx ACON n258 e1 Alarm <text:s text:c="2"/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! all PWM of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! OverAmp or UnderVolt 2134m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. all PWM restor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 tx ACOF n258 e1 Alarm <text:s/></text:p>
          </table:table-cell>
          <table:table-cell table:number-columns-repeated="102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D strings" table:style-name="ta1">
        <table:table-column table:style-name="co11" table:default-cell-style-name="ce35"/>
        <table:table-column table:style-name="co12" table:default-cell-style-name="ce41"/>
        <table:table-column table:style-name="co11" table:default-cell-style-name="ce35"/>
        <table:table-column table:style-name="co13" table:default-cell-style-name="ce41"/>
        <table:table-column table:style-name="co14" table:default-cell-style-name="ce35"/>
        <table:table-column table:style-name="co15" table:default-cell-style-name="ce41"/>
        <table:table-column table:style-name="co16" table:default-cell-style-name="ce35"/>
        <table:table-column table:style-name="co17" table:default-cell-style-name="ce41"/>
        <table:table-column table:style-name="co18" table:default-cell-style-name="Default"/>
        <table:table-row table:style-name="ro5">
          <table:table-cell table:style-name="ce34" office:value-type="string" calcext:value-type="string" table:number-columns-spanned="2" table:number-rows-spanned="1">
            <text:p>Cold white string <text:s text:c="2"/>3m</text:p>
          </table:table-cell>
          <table:covered-table-cell table:style-name="ce40"/>
          <table:table-cell table:style-name="ce34" office:value-type="string" calcext:value-type="string" table:number-columns-spanned="2" table:number-rows-spanned="1">
            <text:p>Warm white string <text:s/>5m</text:p>
          </table:table-cell>
          <table:covered-table-cell table:style-name="ce40"/>
          <table:table-cell table:style-name="ce34" office:value-type="string" calcext:value-type="string" table:number-columns-spanned="2" table:number-rows-spanned="1">
            <text:p>Blue string <text:s text:c="2"/>5m</text:p>
          </table:table-cell>
          <table:covered-table-cell table:style-name="ce40"/>
          <table:table-cell table:style-name="ce34" office:value-type="string" calcext:value-type="string" table:number-columns-spanned="2" table:number-rows-spanned="1">
            <text:p>Red string <text:s text:c="2"/>5m</text:p>
          </table:table-cell>
          <table:covered-table-cell table:style-name="ce40"/>
          <table:table-cell/>
        </table:table-row>
        <table:table-row table:style-name="ro2">
          <table:table-cell office:value-type="float" office:value="2970" calcext:value-type="float">
            <text:p>2970</text:p>
          </table:table-cell>
          <table:table-cell office:value-type="string" calcext:value-type="string">
            <text:p>mm length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mm length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m length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mm length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segment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gment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gment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gment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ED / seg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 / seg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 / seg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office:annotation office:display="true" draw:style-name="gr2" draw:text-style-name="P3" svg:width="2.524cm" svg:height="2.571cm" svg:x="18.44cm" svg:y="1.755cm" draw:caption-point-x="-0.208cm" draw:caption-point-y="-0.176cm">
              <dc:date>2021-04-27T00:00:00</dc:date>
              <text:p text:style-name="P2">6 LEDs per segment.</text:p>
              <text:p text:style-name="P2">2 parrallel in series with 2 other pairs.</text:p>
              <text:p text:style-name="P2"/>
            </office:annotation>
            <text:p>LEDpair / segment</text:p>
          </table:table-cell>
          <table:table-cell/>
        </table:table-row>
        <table:table-row table:style-name="ro2">
          <table:table-cell table:formula="of:=[.A3]*[.A4]" office:value-type="float" office:value="180" calcext:value-type="float">
            <text:p>180</text:p>
          </table:table-cell>
          <table:table-cell office:value-type="string" calcext:value-type="string">
            <text:p>LEDs</text:p>
          </table:table-cell>
          <table:table-cell table:formula="of:=[.C3]*[.C4]" office:value-type="float" office:value="300" calcext:value-type="float">
            <text:p>300</text:p>
          </table:table-cell>
          <table:table-cell office:value-type="string" calcext:value-type="string">
            <text:p>LEDs</text:p>
          </table:table-cell>
          <table:table-cell table:formula="of:=[.E3]*[.E4]" office:value-type="float" office:value="300" calcext:value-type="float">
            <text:p>300</text:p>
          </table:table-cell>
          <table:table-cell office:value-type="string" calcext:value-type="string">
            <text:p>LEDs</text:p>
          </table:table-cell>
          <table:table-cell table:formula="of:=[.G3]*[.G4]*2" office:value-type="float" office:value="300" calcext:value-type="float">
            <text:p>300</text:p>
          </table:table-cell>
          <table:table-cell office:value-type="string" calcext:value-type="string">
            <text:p>LEDs</text:p>
          </table:table-cell>
          <table:table-cell/>
        </table:table-row>
        <table:table-row table:style-name="ro2">
          <table:table-cell table:formula="of:=[.A2]/[.A3]" office:value-type="float" office:value="49.5" calcext:value-type="float">
            <text:p>49.5</text:p>
          </table:table-cell>
          <table:table-cell office:value-type="string" calcext:value-type="string">
            <text:p>mm / segment</text:p>
          </table:table-cell>
          <table:table-cell table:formula="of:=[.C2]/[.C3]" office:value-type="float" office:value="49" calcext:value-type="float">
            <text:p>49</text:p>
          </table:table-cell>
          <table:table-cell office:value-type="string" calcext:value-type="string">
            <text:p>mm / segment</text:p>
          </table:table-cell>
          <table:table-cell table:formula="of:=[.E2]/[.E3]" office:value-type="float" office:value="50" calcext:value-type="float">
            <text:p>50</text:p>
          </table:table-cell>
          <table:table-cell office:value-type="string" calcext:value-type="string">
            <text:p>mm / segment</text:p>
          </table:table-cell>
          <table:table-cell table:formula="of:=[.G2]/[.G3]" office:value-type="float" office:value="98" calcext:value-type="float">
            <text:p>98</text:p>
          </table:table-cell>
          <table:table-cell office:value-type="string" calcext:value-type="string">
            <text:p>mm / segment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0.568" calcext:value-type="float">
            <text:p>0.568</text:p>
          </table:table-cell>
          <table:table-cell office:value-type="string" calcext:value-type="string">
            <text:p>A measured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A measued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A measued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A measued</text:p>
          </table:table-cell>
          <table:table-cell/>
        </table:table-row>
        <table:table-row table:style-name="ro2">
          <table:table-cell office:value-type="float" office:value="12.2" calcext:value-type="float">
            <text:p>12.2</text:p>
          </table:table-cell>
          <table:table-cell office:value-type="string" calcext:value-type="string">
            <text:p>V DC</text:p>
          </table:table-cell>
          <table:table-cell table:style-name="ce44" office:value-type="float" office:value="12.07" calcext:value-type="float">
            <text:p>12.1</text:p>
          </table:table-cell>
          <table:table-cell office:value-type="string" calcext:value-type="string">
            <text:p>V DC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V DC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V DC</text:p>
          </table:table-cell>
          <table:table-cell/>
        </table:table-row>
        <table:table-row table:style-name="ro2">
          <table:table-cell table:style-name="ce36" table:formula="of:=[.A8]*([.A9]-[.A15])" office:value-type="float" office:value="6.12304" calcext:value-type="float">
            <text:p>6.12</text:p>
          </table:table-cell>
          <table:table-cell office:value-type="string" calcext:value-type="string">
            <text:p>W total</text:p>
          </table:table-cell>
          <table:table-cell table:style-name="ce36" table:formula="of:=[.C8]*([.C9]-[.C15])" office:value-type="float" office:value="5.972941" calcext:value-type="float">
            <text:p>5.97</text:p>
          </table:table-cell>
          <table:table-cell office:value-type="string" calcext:value-type="string">
            <text:p>W total</text:p>
          </table:table-cell>
          <table:table-cell table:style-name="ce36" table:formula="of:=[.E8]*([.E9]-[.E15])" office:value-type="float" office:value="6.204275" calcext:value-type="float">
            <text:p>6.20</text:p>
          </table:table-cell>
          <table:table-cell office:value-type="string" calcext:value-type="string">
            <text:p>W total</text:p>
          </table:table-cell>
          <table:table-cell table:style-name="ce36" table:formula="of:=[.G8]*([.G9]-[.G15])" office:value-type="float" office:value="6.581016" calcext:value-type="float">
            <text:p>6.58</text:p>
          </table:table-cell>
          <table:table-cell office:value-type="string" calcext:value-type="string">
            <text:p>W total</text:p>
          </table:table-cell>
          <table:table-cell/>
        </table:table-row>
        <table:table-row table:style-name="ro2">
          <table:table-cell table:style-name="ce37" table:formula="of:=[.A10]/[.A2]*1000" office:value-type="float" office:value="2.06162962962963" calcext:value-type="float">
            <text:p>2.06</text:p>
          </table:table-cell>
          <table:table-cell table:style-name="ce42" office:value-type="string" calcext:value-type="string">
            <text:p>W per metre</text:p>
          </table:table-cell>
          <table:table-cell table:style-name="ce37" table:formula="of:=[.C10]/[.C2]*1000" office:value-type="float" office:value="1.21896755102041" calcext:value-type="float">
            <text:p>1.22</text:p>
          </table:table-cell>
          <table:table-cell table:style-name="ce42" office:value-type="string" calcext:value-type="string">
            <text:p>W per metre</text:p>
          </table:table-cell>
          <table:table-cell table:style-name="ce37" table:formula="of:=[.E10]/[.E2]*1000" office:value-type="float" office:value="1.240855" calcext:value-type="float">
            <text:p>1.24</text:p>
          </table:table-cell>
          <table:table-cell table:style-name="ce42" office:value-type="string" calcext:value-type="string">
            <text:p>W per metre</text:p>
          </table:table-cell>
          <table:table-cell table:style-name="ce37" table:formula="of:=[.G10]/[.G2]*1000" office:value-type="float" office:value="1.34306448979592" calcext:value-type="float">
            <text:p>1.34</text:p>
          </table:table-cell>
          <table:table-cell table:style-name="ce42" office:value-type="string" calcext:value-type="string">
            <text:p>W per metre</text:p>
          </table:table-cell>
          <table:table-cell/>
        </table:table-row>
        <table:table-row table:style-name="ro2">
          <table:table-cell table:style-name="ce37" table:formula="of:=[.A8]/[.A2]*1000" office:value-type="float" office:value="0.191245791245791" calcext:value-type="float">
            <text:p>0.19</text:p>
          </table:table-cell>
          <table:table-cell table:style-name="ce42" office:value-type="string" calcext:value-type="string">
            <text:p>A per metre</text:p>
          </table:table-cell>
          <table:table-cell table:style-name="ce37" table:formula="of:=[.C8]/[.C2]*1000" office:value-type="float" office:value="0.108163265306122" calcext:value-type="float">
            <text:p>0.11</text:p>
          </table:table-cell>
          <table:table-cell table:style-name="ce42" office:value-type="string" calcext:value-type="string">
            <text:p>A per metre</text:p>
          </table:table-cell>
          <table:table-cell table:style-name="ce37" table:formula="of:=[.E8]/[.E2]*1000" office:value-type="float" office:value="0.11" calcext:value-type="float">
            <text:p>0.11</text:p>
          </table:table-cell>
          <table:table-cell table:style-name="ce42" office:value-type="string" calcext:value-type="string">
            <text:p>A per metre</text:p>
          </table:table-cell>
          <table:table-cell table:style-name="ce37" table:formula="of:=[.G8]/[.G2]*1000" office:value-type="float" office:value="0.145102040816327" calcext:value-type="float">
            <text:p>0.15</text:p>
          </table:table-cell>
          <table:table-cell table:style-name="ce42" office:value-type="string" calcext:value-type="string">
            <text:p>A per metre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Ohm serie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Ohm serie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Ohm seri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hm series</text:p>
          </table:table-cell>
          <table:table-cell/>
        </table:table-row>
        <table:table-row table:style-name="ro2">
          <table:table-cell table:formula="of:=[.A14]*[.A16]" office:value-type="float" office:value="1.42" calcext:value-type="float">
            <text:p>1.42</text:p>
          </table:table-cell>
          <table:table-cell office:value-type="string" calcext:value-type="string">
            <text:p>V on Resistor</text:p>
          </table:table-cell>
          <table:table-cell table:style-name="ce45" table:formula="of:=[.C14]*[.C16]" office:value-type="float" office:value="0.8003" calcext:value-type="float">
            <text:p>0.80</text:p>
          </table:table-cell>
          <table:table-cell office:value-type="string" calcext:value-type="string">
            <text:p>V on Resistor</text:p>
          </table:table-cell>
          <table:table-cell table:style-name="ce45" table:formula="of:=[.E14]*[.E16]" office:value-type="float" office:value="0.8195" calcext:value-type="float">
            <text:p>0.82</text:p>
          </table:table-cell>
          <table:table-cell office:value-type="string" calcext:value-type="string">
            <text:p>V on Resistor</text:p>
          </table:table-cell>
          <table:table-cell table:style-name="ce45" table:formula="of:=[.G14]*[.G16]" office:value-type="float" office:value="2.844" calcext:value-type="float">
            <text:p>2.84</text:p>
          </table:table-cell>
          <table:table-cell office:value-type="string" calcext:value-type="string">
            <text:p>V on Resistor</text:p>
          </table:table-cell>
          <table:table-cell/>
        </table:table-row>
        <table:table-row table:style-name="ro2" table:visibility="collapse">
          <table:table-cell table:style-name="ce38" table:formula="of:=[.A8]/[.A3]" office:value-type="float" office:value="0.00946666666666667" calcext:value-type="float">
            <text:p>0.009</text:p>
          </table:table-cell>
          <table:table-cell office:value-type="string" calcext:value-type="string">
            <text:p>A / segment</text:p>
          </table:table-cell>
          <table:table-cell table:style-name="ce38" table:formula="of:=[.C8]/[.C3]" office:value-type="float" office:value="0.0053" calcext:value-type="float">
            <text:p>0.005</text:p>
          </table:table-cell>
          <table:table-cell office:value-type="string" calcext:value-type="string">
            <text:p>A / segment</text:p>
          </table:table-cell>
          <table:table-cell table:style-name="ce38" table:formula="of:=[.E8]/[.E3]" office:value-type="float" office:value="0.0055" calcext:value-type="float">
            <text:p>0.006</text:p>
          </table:table-cell>
          <table:table-cell office:value-type="string" calcext:value-type="string">
            <text:p>A / segment</text:p>
          </table:table-cell>
          <table:table-cell table:style-name="ce38" table:formula="of:=[.G8]/[.G3]" office:value-type="float" office:value="0.01422" calcext:value-type="float">
            <text:p>0.014</text:p>
          </table:table-cell>
          <table:table-cell office:value-type="string" calcext:value-type="string">
            <text:p>A / segment</text:p>
          </table:table-cell>
          <table:table-cell/>
        </table:table-row>
        <table:table-row table:style-name="ro2">
          <table:table-cell table:style-name="ce39"/>
          <table:table-cell table:style-name="ce43"/>
          <table:table-cell table:style-name="ce39"/>
          <table:table-cell table:style-name="ce43"/>
          <table:table-cell table:style-name="ce39"/>
          <table:table-cell table:style-name="ce43"/>
          <table:table-cell table:style-name="ce39"/>
          <table:table-cell table:style-name="ce4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number:number-style style:name="N116">
      <number:number number:decimal-places="5" loext:min-decimal-places="5" number:min-integer-digits="1" number:grouping="true"/>
    </number:number-style>
    <number:number-style style:name="N117">
      <number:number number:decimal-places="6" loext:min-decimal-places="6" number:min-integer-digits="1" number:grouping="true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11:46:55.964053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16:49:14.271736867</meta:creation-date>
    <dc:date>2021-04-27T21:16:35.897450184</dc:date>
    <meta:editing-duration>PT4H59M47S</meta:editing-duration>
    <meta:editing-cycles>3</meta:editing-cycles>
    <meta:generator>LibreOffice/6.4.7.2$Linux_X86_64 LibreOffice_project/40$Build-2</meta:generator>
    <meta:document-statistic meta:table-count="4" meta:cell-count="25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solid" draw:fill-color="#cccccc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one" chart:link-data-style-to-source="true"/>
      <style:graphic-properties svg:stroke-width="0.08cm" svg:stroke-color="#ffff00" draw:fill-color="#ffff00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solid" draw:fill-color="#999999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73cm" svg:height="9cm" xlink:href=".." xlink:type="simple" chart:class="chart:line" chart:style-name="ch1">
        <chart:title svg:x="5.498cm" svg:y="0.316cm" chart:style-name="ch2">
          <text:p>Dawn light intensity mix</text:p>
        </chart:title>
        <chart:legend chart:legend-position="end" svg:x="13.735cm" svg:y="3.703cm" style:legend-expansion="high" chart:style-name="ch3"/>
        <chart:plot-area chart:style-name="ch4" table:cell-range-address="'Dawn light mix'.B2:'Dawn light mix'.D18" chart:data-source-has-labels="row" svg:x="1.314cm" svg:y="1.3cm" svg:width="12.12cm" svg:height="6.803cm">
          <chartooo:coordinate-region svg:x="2.041cm" svg:y="1.499cm" svg:width="11.206cm" svg:height="5.957cm"/>
          <chart:axis chart:dimension="x" chart:name="primary-x" chart:style-name="ch5"/>
          <chart:axis chart:dimension="x" chart:name="secondary-x" chart:style-name="ch6">
            <chart:title svg:x="7.178cm" svg:y="8.438cm" chart:style-name="ch7">
              <text:p>seconds</text:p>
            </chart:title>
          </chart:axis>
          <chart:axis chart:dimension="y" chart:name="primary-y" chart:style-name="ch8">
            <chart:title svg:x="0.437cm" svg:y="5.354cm" chart:style-name="ch9">
              <text:p>intensity</text:p>
            </chart:title>
            <chart:grid chart:style-name="ch10" chart:class="major"/>
          </chart:axis>
          <chart:series chart:style-name="ch11" chart:values-cell-range-address="'Dawn light mix'.B3:'Dawn light mix'.B18" chart:label-cell-address="'Dawn light mix'.B2:'Dawn light mix'.B2" chart:class="chart:line">
            <chart:data-point chart:repeated="16"/>
          </chart:series>
          <chart:series chart:style-name="ch12" chart:values-cell-range-address="'Dawn light mix'.C3:'Dawn light mix'.C18" chart:label-cell-address="'Dawn light mix'.C2:'Dawn light mix'.C2" chart:class="chart:line">
            <chart:data-point chart:repeated="16"/>
          </chart:series>
          <chart:series chart:style-name="ch13" chart:values-cell-range-address="'Dawn light mix'.D3:'Dawn light mix'.D18" chart:label-cell-address="'Dawn light mix'.D2:'Dawn light mix'.D2" chart:class="chart:line">
            <chart:data-point chart:repeated="9"/>
            <chart:data-point chart:style-name="ch14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ite</text:p>
                <draw:g>
                  <svg:desc>'Dawn light mix'.B2:'Dawn light mix'.B2</svg:desc>
                </draw:g>
              </table:table-cell>
              <table:table-cell office:value-type="string">
                <text:p>blue</text:p>
                <draw:g>
                  <svg:desc>'Dawn light mix'.C2:'Dawn light mix'.C2</svg:desc>
                </draw:g>
              </table:table-cell>
              <table:table-cell office:value-type="string">
                <text:p>Red</text:p>
                <draw:g>
                  <svg:desc>'Dawn light mix'.D2:'Dawn light mix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wn light mix'.B3:'Dawn light mix'.B18</svg:desc>
                </draw:g>
              </table:table-cell>
              <table:table-cell office:value-type="float" office:value="1">
                <text:p>1</text:p>
                <draw:g>
                  <svg:desc>'Dawn light mix'.C3:'Dawn light mix'.C18</svg:desc>
                </draw:g>
              </table:table-cell>
              <table:table-cell office:value-type="float" office:value="0">
                <text:p>0</text:p>
                <draw:g>
                  <svg:desc>'Dawn light mix'.D3:'Dawn light mix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